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16pt" style:font-size-asian="16pt" style:font-size-complex="16pt"/>
    </style:style>
    <style:style style:name="P2" style:family="paragraph" style:parent-style-name="Preformatted_20_Text">
      <style:text-properties fo:font-size="13pt" style:font-size-asian="13pt" style:font-size-complex="13pt"/>
    </style:style>
    <style:style style:name="P3" style:family="paragraph" style:parent-style-name="Preformatted_20_Text">
      <style:text-properties fo:font-size="15pt" style:text-underline-style="solid" style:text-underline-width="auto" style:text-underline-color="font-color" style:font-size-asian="15pt" style:font-size-complex="15pt"/>
    </style:style>
    <style:style style:name="P4" style:family="paragraph" style:parent-style-name="Preformatted_20_Text">
      <style:text-properties fo:color="#41190d" loext:opacity="100%" fo:font-size="15pt" style:text-underline-style="solid" style:text-underline-width="auto" style:text-underline-color="font-color" style:font-size-asian="15pt" style:font-size-complex="15pt"/>
    </style:style>
    <style:style style:name="P5" style:family="paragraph" style:parent-style-name="Preformatted_20_Text">
      <style:text-properties fo:color="#f10d0c" loext:opacity="100%" fo:font-size="13pt" style:font-size-asian="13pt" style:font-size-complex="13pt"/>
    </style:style>
    <style:style style:name="P6" style:family="paragraph" style:parent-style-name="Preformatted_20_Text">
      <style:text-properties fo:color="#ff0000" loext:opacity="100%" fo:font-size="13pt" style:font-size-asian="13pt" style:font-size-complex="13pt"/>
    </style:style>
    <style:style style:name="P7" style:family="paragraph" style:parent-style-name="Standard">
      <style:text-properties fo:font-size="18pt" style:text-underline-style="solid" style:text-underline-width="auto" style:text-underline-color="font-color" officeooo:rsid="00058bfc" officeooo:paragraph-rsid="00058bfc" style:font-size-asian="18pt" style:font-size-complex="18pt"/>
    </style:style>
    <style:style style:name="P8" style:family="paragraph" style:parent-style-name="Standard">
      <style:text-properties fo:font-size="18pt" officeooo:rsid="00058bfc" officeooo:paragraph-rsid="00058bfc" style:font-size-asian="18pt" style:font-size-complex="18pt"/>
    </style:style>
    <style:style style:name="T1" style:family="text">
      <style:text-properties fo:color="#c9211e" loext:opacity="100%"/>
    </style:style>
    <style:style style:name="T2" style:family="text">
      <style:text-properties fo:color="#ff0000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aracter Device Driver for Reversing Strings:</text:p>
      <text:p text:style-name="Preformatted_20_Text"/>
      <text:p text:style-name="Preformatted_20_Text"/>
      <text:p text:style-name="P2">This project includes a Linux kernel module that implements a character device driver. The driver allows users to write a string to the device, which is then stored in a buffer and reversed. Users can read the reversed string back from the device. Additionally, a user-space program demonstrates how to interact with the driver by writing to and reading from the device.</text:p>
      <text:p text:style-name="P2"/>
      <text:p text:style-name="P4">&gt;&gt;Kernel Module&lt;&lt;</text:p>
      <text:p text:style-name="Preformatted_20_Text"/>
      <text:p text:style-name="P5">Header Files</text:p>
      <text:p text:style-name="P2">The kernel module includes the following header files:</text:p>
      <text:p text:style-name="P2"/>
      <text:p text:style-name="P2">init.h: Contains macros for module initialization and cleanup.</text:p>
      <text:p text:style-name="P2">module.h: Defines core macros and functions for modules.</text:p>
      <text:p text:style-name="P2">fs.h: Provides file system related definitions and structures.</text:p>
      <text:p text:style-name="P2">uaccess.h: Contains functions for copying data between user space and kernel space.</text:p>
      <text:p text:style-name="P2"/>
      <text:p text:style-name="P6">Macros</text:p>
      <text:p text:style-name="P2">DEVICE_NAME: Defines the name of the device as it will appear in /dev.</text:p>
      <text:p text:style-name="P2">BUFFER_SIZE: Specifies the size of the internal buffer used to store the string.</text:p>
      <text:p text:style-name="P2"/>
      <text:p text:style-name="P6">Global Variables</text:p>
      <text:p text:style-name="P2">device_buffer: A buffer to store data written to the device.</text:p>
      <text:p text:style-name="P2">major_number: Stores the major number assigned to the device.</text:p>
      <text:p text:style-name="P2"/>
      <text:p text:style-name="P6">Function Implementations</text:p>
      <text:p text:style-name="P2">~device_open:</text:p>
      <text:p text:style-name="P2">Invoked when the device file is opened.</text:p>
      <text:p text:style-name="P2">Always returns 0, indicating success.</text:p>
      <text:p text:style-name="P2">~device_release:</text:p>
      <text:p text:style-name="P2">Called when the device file is closed.</text:p>
      <text:p text:style-name="P2">Always returns 0, indicating success.</text:p>
      <text:p text:style-name="P2">~device_read:</text:p>
      <text:p text:style-name="P2">Reads data from the device buffer to the user buffer.</text:p>
      <text:p text:style-name="P2">Parameters include a file pointer, a user space buffer to copy data to, the number of bytes to read, and the file offset.</text:p>
      <text:p text:style-name="P2">Returns the number of bytes read, or an error code if there was an issue copying to user space.</text:p>
      <text:p text:style-name="P2">~device_write:</text:p>
      <text:p text:style-name="P2"><text:soft-page-break/>Writes data from the user buffer to the device buffer and reverses the string.</text:p>
      <text:p text:style-name="P2">Parameters include a file pointer, a user space buffer to copy data from, the number of bytes to write, and the file offset.</text:p>
      <text:p text:style-name="P2">Returns the number of bytes written, or an error code if there was an issue copying from user space.</text:p>
      <text:p text:style-name="P2"/>
      <text:p text:style-name="P6">File Operations Structure</text:p>
      <text:p text:style-name="P2">A structure is defined to associate functions with file operations. This structure includes:</text:p>
      <text:p text:style-name="P2"/>
      <text:p text:style-name="P2">open: Points to the device_open function.</text:p>
      <text:p text:style-name="P2">read: Points to the device_read function.</text:p>
      <text:p text:style-name="P2">write: Points to the device_write function.</text:p>
      <text:p text:style-name="P2">release: Points to the device_release function.</text:p>
      <text:p text:style-name="P2"/>
      <text:p text:style-name="P6">Module Initialization and Cleanup</text:p>
      <text:p text:style-name="P2">~Initialization:</text:p>
      <text:p text:style-name="P2">Registers the character device and assigns a major number.</text:p>
      <text:p text:style-name="P2">Logs success or failure.</text:p>
      <text:p text:style-name="P2">~Cleanup:</text:p>
      <text:p text:style-name="P2">Unregisters the character device during module exit.</text:p>
      <text:p text:style-name="P2">Logs the unregistration.</text:p>
      <text:p text:style-name="P2"/>
      <text:p text:style-name="P6">Module Macros</text:p>
      <text:p text:style-name="P2">module_init: Registers the initialization function.</text:p>
      <text:p text:style-name="P2">module_exit: Registers the cleanup function.</text:p>
      <text:p text:style-name="P2">MODULE_LICENSE: Specifies the license (GPL in this case).</text:p>
      <text:p text:style-name="P2">MODULE_AUTHOR: Specifies the author of the module.</text:p>
      <text:p text:style-name="P2">MODULE_DESCRIPTION: Provides a brief description of the module.</text:p>
      <text:p text:style-name="Preformatted_20_Text"/>
      <text:p text:style-name="P3"/>
      <text:p text:style-name="P7">User-Space Program</text:p>
      <text:p text:style-name="P8"/>
      <text:p text:style-name="P6">Header Files</text:p>
      <text:p text:style-name="P2">The user-space program includes the following header files:</text:p>
      <text:p text:style-name="P2"/>
      <text:p text:style-name="P2">stdio.h: Standard input/output functions.</text:p>
      <text:p text:style-name="P2">stdlib.h: Standard library functions.</text:p>
      <text:p text:style-name="P2">fcntl.h: File control options.</text:p>
      <text:p text:style-name="P2">unistd.h: POSIX operating system API.</text:p>
      <text:p text:style-name="P2">string.h: String handling functions.</text:p>
      <text:p text:style-name="P2"/>
      <text:p text:style-name="P2"/>
      <text:p text:style-name="P2"><text:span text:style-name="T2">DEVICE:</text:span> Path to the device file.</text:p>
      <text:p text:style-name="P2"><text:span text:style-name="T2">BUFFER_SIZE: </text:span>Size of the buffer used for reading and writing.</text:p>
      <text:p text:style-name="P2"><text:soft-page-break/></text:p>
      <text:p text:style-name="P6">Main Function</text:p>
      <text:p text:style-name="P2">The main function of the user-space program:</text:p>
      <text:p text:style-name="P2"/>
      <text:p text:style-name="P2">Opens the device file for reading and writing.</text:p>
      <text:p text:style-name="P2">Prompts the user for a string and writes it to the device.</text:p>
      <text:p text:style-name="P2">Reads the reversed string from the device and prints it.</text:p>
      <text:p text:style-name="P2">Closes the device file.</text:p>
      <text:p text:style-name="P2">Compilation and Execution</text:p>
      <text:p text:style-name="P2"/>
      <text:p text:style-name="P2"/>
      <text:p text:style-name="P2">This documentation provides a comprehensive overview of the character device driver and user-space program for reversing strings. It covers the kernel module and user-space program. This information should help in understanding the implementation and usage of the driver and its interaction with user-space applications.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13T16:55:03.392772019</dc:date>
    <meta:editing-duration>PT5M1S</meta:editing-duration>
    <meta:editing-cycles>1</meta:editing-cycles>
    <meta:document-statistic meta:table-count="0" meta:image-count="0" meta:object-count="0" meta:page-count="3" meta:paragraph-count="67" meta:word-count="545" meta:character-count="3588" meta:non-whitespace-character-count="3110"/>
    <meta:generator>LibreOffice/7.3.7.2$Linux_X86_64 LibreOffice_project/30$Build-2</meta:generator>
  </office:meta>
</office:document-meta>
</file>